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6.196cm" fo:margin-left="-0.191cm" fo:margin-top="0cm" fo:margin-bottom="0cm" table:align="left" style:writing-mode="lr-tb"/>
    </style:style>
    <style:style style:name="Table1.A" style:family="table-column">
      <style:table-column-properties style:column-width="3.81cm"/>
    </style:style>
    <style:style style:name="Table1.D" style:family="table-column">
      <style:table-column-properties style:column-width="4.766cm"/>
    </style:style>
    <style:style style:name="Table1.1" style:family="table-row">
      <style:table-row-properties fo:keep-together="auto"/>
    </style:style>
    <style:style style:name="Table1.A1" style:family="table-cell">
      <style:table-cell-properties fo:background-color="#4f81bd" fo:padding-left="0.191cm" fo:padding-right="0.191cm" fo:padding-top="0cm" fo:padding-bottom="0cm" fo:border-left="1pt solid #4f81bd" fo:border-right="none" fo:border-top="1pt solid #4f81bd" fo:border-bottom="none" style:writing-mode="lr-tb">
        <style:background-image/>
      </style:table-cell-properties>
    </style:style>
    <style:style style:name="Table1.B1" style:family="table-cell">
      <style:table-cell-properties fo:background-color="#4f81bd" fo:padding-left="0.191cm" fo:padding-right="0.191cm" fo:padding-top="0cm" fo:padding-bottom="0cm" fo:border-left="none" fo:border-right="none" fo:border-top="1pt solid #4f81bd" fo:border-bottom="none" style:writing-mode="lr-tb">
        <style:background-image/>
      </style:table-cell-properties>
    </style:style>
    <style:style style:name="Table1.D1" style:family="table-cell">
      <style:table-cell-properties fo:background-color="#4f81bd" fo:padding-left="0.191cm" fo:padding-right="0.191cm" fo:padding-top="0cm" fo:padding-bottom="0cm" fo:border-left="none" fo:border-right="1pt solid #4f81bd" fo:border-top="1pt solid #4f81bd" fo:border-bottom="none" style:writing-mode="lr-tb">
        <style:background-image/>
      </style:table-cell-properties>
    </style:style>
    <style:style style:name="Table1.A2" style:family="table-cell">
      <style:table-cell-properties fo:padding-left="0.191cm" fo:padding-right="0.191cm" fo:padding-top="0cm" fo:padding-bottom="0cm" fo:border="1pt solid #4f81bd" style:writing-mode="lr-tb"/>
    </style:style>
    <style:style style:name="Table1.B2" style:family="table-cell">
      <style:table-cell-properties fo:padding-left="0.191cm" fo:padding-right="0.191cm" fo:padding-top="0cm" fo:padding-bottom="0cm" fo:border="1pt solid #4f81bd" style:writing-mode="lr-tb"/>
    </style:style>
    <style:style style:name="Table1.C2" style:family="table-cell">
      <style:table-cell-properties fo:padding-left="0.191cm" fo:padding-right="0.191cm" fo:padding-top="0cm" fo:padding-bottom="0cm" fo:border="1pt solid #4f81bd" style:writing-mode="lr-tb"/>
    </style:style>
    <style:style style:name="Table1.D2" style:family="table-cell">
      <style:table-cell-properties fo:padding-left="0.191cm" fo:padding-right="0.191cm" fo:padding-top="0cm" fo:padding-bottom="0cm" fo:border="1pt solid #4f81bd" style:writing-mode="lr-tb"/>
    </style:style>
    <style:style style:name="Table1.A3" style:family="table-cell">
      <style:table-cell-properties fo:padding-left="0.191cm" fo:padding-right="0.191cm" fo:padding-top="0cm" fo:padding-bottom="0cm" fo:border-left="1pt solid #4f81bd" fo:border-right="none" fo:border-top="none" fo:border-bottom="none" style:writing-mode="lr-tb"/>
    </style:style>
    <style:style style:name="Table1.B3" style:family="table-cell">
      <style:table-cell-properties fo:padding-left="0.191cm" fo:padding-right="0.191cm" fo:padding-top="0cm" fo:padding-bottom="0cm" fo:border="none" style:writing-mode="lr-tb"/>
    </style:style>
    <style:style style:name="Table1.C3" style:family="table-cell">
      <style:table-cell-properties fo:padding-left="0.191cm" fo:padding-right="0.191cm" fo:padding-top="0cm" fo:padding-bottom="0cm" fo:border="none" style:writing-mode="lr-tb"/>
    </style:style>
    <style:style style:name="Table1.D3" style:family="table-cell">
      <style:table-cell-properties fo:padding-left="0.191cm" fo:padding-right="0.191cm" fo:padding-top="0cm" fo:padding-bottom="0cm" fo:border-left="none" fo:border-right="1pt solid #4f81bd" fo:border-top="none" fo:border-bottom="none" style:writing-mode="lr-tb"/>
    </style:style>
    <style:style style:name="Table1.4" style:family="table-row">
      <style:table-row-properties style:min-row-height="1.695cm" fo:keep-together="auto"/>
    </style:style>
    <style:style style:name="Table1.A4" style:family="table-cell">
      <style:table-cell-properties fo:padding-left="0.191cm" fo:padding-right="0.191cm" fo:padding-top="0cm" fo:padding-bottom="0cm" fo:border="1pt solid #4f81bd" style:writing-mode="lr-tb"/>
    </style:style>
    <style:style style:name="Table1.B4" style:family="table-cell">
      <style:table-cell-properties fo:padding-left="0.191cm" fo:padding-right="0.191cm" fo:padding-top="0cm" fo:padding-bottom="0cm" fo:border="1pt solid #4f81bd" style:writing-mode="lr-tb"/>
    </style:style>
    <style:style style:name="Table1.C4" style:family="table-cell">
      <style:table-cell-properties fo:padding-left="0.191cm" fo:padding-right="0.191cm" fo:padding-top="0cm" fo:padding-bottom="0cm" fo:border="1pt solid #4f81bd" style:writing-mode="lr-tb"/>
    </style:style>
    <style:style style:name="Table1.D4" style:family="table-cell">
      <style:table-cell-properties fo:padding-left="0.191cm" fo:padding-right="0.191cm" fo:padding-top="0cm" fo:padding-bottom="0cm" fo:border="1pt solid #4f81bd" style:writing-mode="lr-tb"/>
    </style:style>
    <style:style style:name="P1" style:family="paragraph" style:parent-style-name="Standard">
      <style:paragraph-properties fo:margin-top="0cm" fo:margin-bottom="0.282cm" style:contextual-spacing="false" fo:text-align="center" style:justify-single-word="false"/>
      <style:text-properties fo:font-size="20pt" fo:font-weight="bold" officeooo:paragraph-rsid="0003136e" style:font-size-asian="20pt" style:font-weight-asian="bold" style:font-size-complex="20pt"/>
    </style:style>
    <style:style style:name="P2" style:family="paragraph" style:parent-style-name="Standard">
      <style:paragraph-properties fo:margin-top="0cm" fo:margin-bottom="0.282cm" style:contextual-spacing="false"/>
      <style:text-properties fo:font-size="20pt" fo:font-weight="bold" officeooo:paragraph-rsid="0003136e" style:font-size-asian="20pt" style:font-weight-asian="bold" style:font-size-complex="20pt"/>
    </style:style>
    <style:style style:name="P3" style:family="paragraph" style:parent-style-name="Standard">
      <style:text-properties fo:font-size="13pt" style:font-size-asian="13pt" style:font-size-complex="13pt"/>
    </style:style>
    <style:style style:name="P4" style:family="paragraph" style:parent-style-name="Text_20_body" style:list-style-name="L1">
      <style:text-properties officeooo:paragraph-rsid="0003136e"/>
    </style:style>
    <style:style style:name="P5" style:family="paragraph" style:parent-style-name="Heading_20_1">
      <style:text-properties officeooo:paragraph-rsid="0003136e"/>
    </style:style>
    <style:style style:name="P6" style:family="paragraph" style:parent-style-name="Standard">
      <style:paragraph-properties fo:margin-top="0cm" fo:margin-bottom="0cm" style:contextual-spacing="false" fo:line-height="100%" fo:text-align="start" style:justify-single-word="false" fo:orphans="2" fo:widows="2"/>
      <style:text-properties fo:color="#ffffff" loext:opacity="100%" style:font-name="Cambria" fo:font-size="11pt" fo:language="en" fo:country="US" fo:font-weight="bold" officeooo:paragraph-rsid="0003136e" style:letter-kerning="false" style:font-name-asian="ＭＳ 明朝" style:font-size-asian="11pt" style:language-asian="en" style:country-asian="US" style:font-weight-asian="bold" style:font-size-complex="11pt" style:language-complex="ar" style:country-complex="SA" style:font-weight-complex="bold">
        <loext:char-complex-color loext:theme-type="light1" loext:color-type="theme"/>
      </style:text-properties>
    </style:style>
    <style:style style:name="P7" style:family="paragraph" style:parent-style-name="Standard">
      <style:paragraph-properties fo:margin-top="0cm" fo:margin-bottom="0cm" style:contextual-spacing="false" fo:line-height="100%" fo:text-align="start" style:justify-single-word="false" fo:orphans="2" fo:widows="2"/>
      <style:text-properties style:font-name="Cambria" fo:font-size="11pt" fo:language="en" fo:country="US" fo:font-weight="bold" officeooo:paragraph-rsid="0003136e" style:letter-kerning="false" style:font-name-asian="ＭＳ 明朝" style:font-size-asian="11pt" style:language-asian="en" style:country-asian="US" style:font-weight-asian="bold" style:font-size-complex="11pt" style:language-complex="ar" style:country-complex="SA" style:font-weight-complex="bold"/>
    </style:style>
    <style:style style:name="P8" style:family="paragraph" style:parent-style-name="Standard">
      <style:paragraph-properties fo:margin-top="0cm" fo:margin-bottom="0cm" style:contextual-spacing="false" fo:line-height="100%" fo:text-align="start" style:justify-single-word="false" fo:orphans="2" fo:widows="2"/>
      <style:text-properties style:font-name="Cambria" fo:font-size="11pt" fo:language="en" fo:country="US" officeooo:paragraph-rsid="0003136e" style:letter-kerning="false" style:font-name-asian="ＭＳ 明朝" style:font-size-asian="11pt" style:language-asian="en" style:country-asian="US" style:font-size-complex="11pt" style:language-complex="ar" style:country-complex="SA"/>
    </style:style>
    <style:style style:name="P9" style:family="paragraph" style:parent-style-name="Standard">
      <style:text-properties officeooo:paragraph-rsid="0003136e"/>
    </style:style>
    <style:style style:name="T1" style:family="text">
      <style:text-properties officeooo:rsid="0003136e"/>
    </style:style>
    <style:style style:name="T2" style:family="text">
      <style:text-properties fo:font-weight="normal" style:font-weight-asian="normal" style:font-weight-complex="normal"/>
    </style:style>
    <style:style style:name="T3" style:family="text">
      <style:text-properties style:font-name="Cambria" fo:font-size="11pt" fo:language="en" fo:country="US" fo:font-weight="normal" officeooo:rsid="0002338d" style:letter-kerning="false" style:font-name-asian="ＭＳ 明朝" style:font-size-asian="11pt" style:language-asian="en" style:country-asian="US" style:font-weight-asian="normal" style:font-size-complex="11pt" style:language-complex="ar" style:country-complex="SA" style:font-weight-complex="normal"/>
    </style:style>
    <style:style style:name="T4" style:family="text">
      <style:text-properties officeooo:rsid="0002338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fo:font-weight="normal" officeooo:rsid="0003136e" style:font-weight-asian="normal" style:font-weight-complex="normal"/>
    </style:style>
    <style:style style:name="T8" style:family="text">
      <style:text-properties officeooo:rsid="0003d488"/>
    </style:style>
    <style:style style:name="T9" style:family="text">
      <style:text-properties officeooo:rsid="0004da66"/>
    </style:style>
    <style:style style:name="T10" style:family="text">
      <style:text-properties fo:font-weight="bold" officeooo:rsid="0004da66" style:font-weight-asian="bold" style:font-weight-complex="bold"/>
    </style:style>
    <style:style style:name="T11" style:family="text">
      <style:text-properties fo:font-weight="normal" officeooo:rsid="0004da66" style:font-weight-asian="normal" style:font-weight-complex="normal"/>
    </style:style>
    <style:style style:name="T12" style:family="text">
      <style:text-properties officeooo:rsid="00046330"/>
    </style:style>
    <style:style style:name="T13" style:family="text">
      <style:text-properties officeooo:rsid="00049bf7"/>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eBreaker</text:p>
      <text:p text:style-name="P2">Bibliothèques IA retenues et étude comparative</text:p>
      <text:p text:style-name="P3"><text:span text:style-name="T1">P</text:span>ourquoi nous utilisons scikit‑learn, DecisionTree, RandomForest et XGBoost, quelles alternatives envisager et dans quels cas les privilégier ?</text:p>
      <text:h text:style-name="Heading_20_1" text:outline-level="1">1) Socle IA retenu</text:h>
      <text:list text:style-name="L1">
        <text:list-item>
          <text:p text:style-name="P4"><text:span text:style-name="Strong_20_Emphasis">Scikit-learn</text:span><text:line-break/>Boîte à outils ML (Machine Learning) en Python : prétraitement (imputation, encodage), pipelines, validation croisée, métriques, et modèles “arbres”. Standard pour les données tabulaires et facile à intégrer.</text:p>
        </text:list-item>
        <text:list-item>
          <text:p text:style-name="P4"><text:span text:style-name="Strong_20_Emphasis">DecisionTreeClassifier</text:span><text:line-break/><text:span text:style-name="T2">Modèle en forme d’</text:span><text:span text:style-name="Strong_20_Emphasis"><text:span text:style-name="T2">arbre de questions </text:span></text:span><text:span text:style-name="Strong_20_Emphasis"><text:span text:style-name="T3">basiques </text:span></text:span><text:span text:style-name="T2">. Très </text:span><text:span text:style-name="Strong_20_Emphasis"><text:span text:style-name="T2">interprétable</text:span></text:span><text:span text:style-name="T2"> et rapide → parfait comme </text:span><text:span text:style-name="Strong_20_Emphasis"><text:span text:style-name="T2">baseline</text:span></text:span><text:span text:style-name="T2"> et pour </text:span><text:span text:style-name="Strong_20_Emphasis"><text:span text:style-name="T2">déboguer les features</text:span></text:span><text:span text:style-name="T2">. Limites : sur-apprentissage si trop profond.</text:span></text:p>
        </text:list-item>
        <text:list-item>
          <text:p text:style-name="P4"><text:span text:style-name="Strong_20_Emphasis">RandomForestClassifier</text:span><text:line-break/><text:span text:style-name="Strong_20_Emphasis"><text:span text:style-name="T2">Beaucoup d’arbres</text:span></text:span><text:span text:style-name="T2"> entraînés sur des sous-échantillons qui </text:span><text:span text:style-name="Strong_20_Emphasis"><text:span text:style-name="T2">votent</text:span></text:span><text:span text:style-name="T2"> ensemble. Très </text:span><text:span text:style-name="Strong_20_Emphasis"><text:span text:style-name="T2">robuste</text:span></text:span><text:span text:style-name="T2"> et “bon par défaut”. Limites : moins explicable qu’un arbre ; </text:span><text:span text:style-name="Strong_20_Emphasis"><text:span text:style-name="T2">probabilités</text:span></text:span><text:span text:style-name="T2"> souvent à </text:span><text:span text:style-name="Strong_20_Emphasis"><text:span text:style-name="T2">calibrer</text:span></text:span><text:span text:style-name="T2">.</text:span></text:p>
        </text:list-item>
        <text:list-item>
          <text:p text:style-name="P4"><text:span text:style-name="Strong_20_Emphasis">XGBoost</text:span><text:line-break/><text:span text:style-name="Strong_20_Emphasis"><text:span text:style-name="T2">Boosting d’arbres</text:span></text:span><text:span text:style-name="T2"> : on ajoute des petits arbres l’un après l’autre pour </text:span><text:span text:style-name="Strong_20_Emphasis"><text:span text:style-name="T2">corriger les erreurs</text:span></text:span><text:span text:style-name="T2">. Souvent le </text:span><text:span text:style-name="Strong_20_Emphasis"><text:span text:style-name="T2">meilleur</text:span></text:span><text:span text:style-name="T2"> sur données tabulaires ; gère les </text:span><text:span text:style-name="Strong_20_Emphasis"><text:span text:style-name="T2">valeurs manquantes</text:span></text:span><text:span text:style-name="T2"> ; CPU/GPU. Limites : plus de </text:span><text:span text:style-name="Strong_20_Emphasis"><text:span text:style-name="T2">réglages</text:span></text:span><text:span text:style-name="T2"> ; penser à la </text:span><text:span text:style-name="Strong_20_Emphasis"><text:span text:style-name="T2">calibration</text:span></text:span><text:span text:style-name="T2"> si on affiche des %.</text:span></text:p>
        </text:list-item>
      </text:list>
      <text:h text:style-name="P5" text:outline-level="1">2) Aperçu rapide des modèles utilisés</text:h>
      <table:table table:name="Table1" table:style-name="Table1">
        <table:table-column table:style-name="Table1.A" table:number-columns-repeated="3"/>
        <table:table-column table:style-name="Table1.D"/>
        <table:table-row table:style-name="Table1.1">
          <table:table-cell table:style-name="Table1.A1" office:value-type="string">
            <text:p text:style-name="P6">Modèle</text:p>
          </table:table-cell>
          <table:table-cell table:style-name="Table1.B1" office:value-type="string">
            <text:p text:style-name="P6">Idée simple</text:p>
          </table:table-cell>
          <table:table-cell table:style-name="Table1.B1" office:value-type="string">
            <text:p text:style-name="P6">Forces</text:p>
          </table:table-cell>
          <table:table-cell table:style-name="Table1.D1" office:value-type="string">
            <text:p text:style-name="P6">Limites</text:p>
          </table:table-cell>
        </table:table-row>
        <table:table-row table:style-name="Table1.1">
          <table:table-cell table:style-name="Table1.A2" office:value-type="string">
            <text:p text:style-name="P7">DecisionTree</text:p>
          </table:table-cell>
          <table:table-cell table:style-name="Table1.B2" office:value-type="string">
            <text:p text:style-name="P8">Arbre de questions <text:span text:style-name="T4">basiques </text:span>jusqu’à une prédiction.</text:p>
          </table:table-cell>
          <table:table-cell table:style-name="Table1.C2" office:value-type="string">
            <text:p text:style-name="P8">Interprétable ; rapide ;</text:p>
            <text:p text:style-name="P8">préparation minimale.</text:p>
          </table:table-cell>
          <table:table-cell table:style-name="Table1.D2" office:value-type="string">
            <text:p text:style-name="P8">Sur-apprentissage si trop profond ;</text:p>
            <text:p text:style-name="P8">moins performant qu’un ensemble.</text:p>
          </table:table-cell>
        </table:table-row>
        <table:table-row table:style-name="Table1.1">
          <table:table-cell table:style-name="Table1.A3" office:value-type="string">
            <text:p text:style-name="P7">RandomForest</text:p>
          </table:table-cell>
          <table:table-cell table:style-name="Table1.B3" office:value-type="string">
            <text:p text:style-name="P8">Beaucoup d’arbres sur des sous-échantillons jusqu’à <text:span text:style-name="T4">un </text:span><text:s/>vote final.</text:p>
          </table:table-cell>
          <table:table-cell table:style-name="Table1.C3" office:value-type="string">
            <text:p text:style-name="P8">Robuste ; </text:p>
            <text:p text:style-name="P8">bon par défaut ; moins sensible au bruit.</text:p>
          </table:table-cell>
          <table:table-cell table:style-name="Table1.D3" office:value-type="string">
            <text:p text:style-name="P8">Moins explicable qu’un arbre ;</text:p>
            <text:p text:style-name="P8">probabilités brutes parfois mal calibrées.</text:p>
          </table:table-cell>
        </table:table-row>
        <table:table-row table:style-name="Table1.4">
          <table:table-cell table:style-name="Table1.A4" office:value-type="string">
            <text:p text:style-name="P7">XGBoost</text:p>
          </table:table-cell>
          <table:table-cell table:style-name="Table1.B4" office:value-type="string">
            <text:p text:style-name="P8">Petits arbres ajoutés séquentiellement.</text:p>
          </table:table-cell>
          <table:table-cell table:style-name="Table1.C4" office:value-type="string">
            <text:p text:style-name="P8">Très performant sur données tabulaires ;</text:p>
            <text:p text:style-name="P8"><text:span text:style-name="T1">mode</text:span> CPU/GPU.</text:p>
          </table:table-cell>
          <table:table-cell table:style-name="Table1.D4" office:value-type="string">
            <text:p text:style-name="P8">Plus de réglages ; interprétation moins directe ; calibration utile.</text:p>
          </table:table-cell>
        </table:table-row>
      </table:table>
      <text:h text:style-name="Heading_20_1" text:outline-level="1"><text:soft-page-break/>3) Alternatives utiles</text:h>
      <text:h text:style-name="Heading_20_2" text:outline-level="2">3.1 Boosting / autour d’XGBoost</text:h>
      <text:p text:style-name="Standard"><text:span text:style-name="T5">LightGBM</text:span> : un moteur de boosting très rapide, adapté aux gros volumes et aux jeux riches en variables. Il offre des performances proches d’XGBoost avec des temps d’entraînement souvent plus courts.</text:p>
      <text:p text:style-name="Standard"><text:span text:style-name="T6">CatBoost</text:span> : une alternative pensée pour les variables catégorielles, qui produit fréquemment de bons résultats avec peu de tuning. Elle est particulièrement intéressante lorsque l’on dispose de nombreuses catégories.</text:p>
      <text:p text:style-name="Standard"><text:span text:style-name="T6">DecisionTreeClassifier </text:span>: nous conservons l’arbre de décision pour expliquer et diagnostiquer les features, même si sa précision brute est inférieure aux ensembles.</text:p>
      <text:p text:style-name="P9"><text:span text:style-name="T6">Verdict </text:span>: nous privilégions <text:span text:style-name="T1">l’</text:span>arbre de décision <text:span text:style-name="T1">(</text:span><text:span text:style-name="T7">DecisionTreeClassifier) pour sa compatibilié avec XGBoost</text:span>.</text:p>
      <text:h text:style-name="Heading_20_2" text:outline-level="2">3.2 Random Forest</text:h>
      <text:p text:style-name="Standard"><text:span text:style-name="T6">ExtraTrees (Extremely Randomized Trees) </text:span>: une variante proche de RandomForest qui introduit plus d’aléatoire dans les seuils de split. Elle s’entraîne souvent plus vite avec une variance plus faible, mais peut être légèrement moins précise. C’est un bon choix pour itérer rapidement.</text:p>
      <text:p text:style-name="Standard"><text:span text:style-name="T6">Verdict</text:span> : nous conservons RandomForest comme standard.</text:p>
      <text:h text:style-name="Heading_20_2" text:outline-level="2">3.3 Outils <text:span text:style-name="T8">autres</text:span> : tuning, déséquilibre</text:h>
      <text:p text:style-name="Standard"><text:span text:style-name="T6">Optuna</text:span> <text:span text:style-name="T9">(optimisation) </text:span>: notre solution d’optimisation d’hyperparamètres (sklearn, XGBoost, LightGBM). Couplée à une validation croisée, elle permet de gagner proprement quelques points de performance.</text:p>
      <text:p text:style-name="Standard"><text:span text:style-name="T6">imbalanced-learn</text:span> <text:span text:style-name="T9">(structuration)</text:span>: notre boîte à outils pour rééquilibrer les classes lorsque les cas positifs sont rares. Cet ajustement se fait dans le pipeline afin d’éviter toute fuite d’information.</text:p>
      <text:p text:style-name="Standard"><text:span text:style-name="T6">SHAP </text:span><text:span text:style-name="T10">(</text:span><text:span text:style-name="T11">explications</text:span><text:span text:style-name="T10">)</text:span> : notre méthode d’explication locale et globale des modèles d’arbres. Elle éclaire l’importance et le sens des variables dans les prédictions, tout en rappelant que l’explication n’est pas la causalité.</text:p>
      <text:h text:style-name="Heading_20_1" text:outline-level="1">4) Ce que nous utilisons et à quoi cela <text:span text:style-name="T12">va </text:span>ser<text:span text:style-name="T12">vir</text:span></text:h>
      <text:p text:style-name="Standard">Nous utilisons scikit‑learn pour les baselines DecisionTree et RandomForest, puis XGBoost pour la performance <text:span text:style-name="T12">et le ML de notre IA</text:span>. Dès que l’interface affiche des pourcentages, nous calibrons les probabilités avec CalibratedClassifierCV. Selon les besoins, nous ajoutons Optuna (tuning), imbalanced‑learn (déséquilibre) et SHAP (explicabilité).</text:p>
      <text:h text:style-name="Heading_20_1" text:outline-level="1"><text:soft-page-break/>5) <text:span text:style-name="T13">En conclusion (choix des bibliothèques choisis)</text:span></text:h>
      <text:p text:style-name="Standard">Pour explorer et expliquer, nous commençons par DecisionTree, puis nous passons à RandomForest pour obtenir un baseline robuste. Pour maximiser la précision, nous privilégions XGBoost et, si nécessaire, nous évaluons LightGBM ou CatBoost selon la volumétrie et la nature des variables. Lorsque des pourcentages sont exposés, nous appliquons systématiquement une calibration.</text:p>
      <text:h text:style-name="Heading_20_1" text:outline-level="1"><text:span text:style-name="T13">6</text:span>) Sources (officielles)</text:h>
      <text:p text:style-name="Standard">scikit-learn : https://scikit-learn.org/stable/</text:p>
      <text:p text:style-name="Standard">XGBoost : https://xgboost.readthedocs.io/</text:p>
      <text:p text:style-name="Standard">LightGBM : https://lightgbm.readthedocs.io/</text:p>
      <text:p text:style-name="Standard">CatBoost : https://catboost.ai/</text:p>
      <text:p text:style-name="Standard">imbalanced-learn : https://imbalanced-learn.org/</text:p>
      <text:p text:style-name="Standard">Optuna : https://optuna.or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Noto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style:font-family-complex="'Noto Sans Arabic'"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style:font-family-complex="'Noto Sans Arabic'"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style:font-family-complex="'Noto Sans Arabic'"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style:font-family-complex="'Noto Sans Arabic'"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style:font-family-complex="'Noto Sans Arabic'"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style:font-family-complex="'Noto Sans Arabic'"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style:font-family-complex="'Noto Sans Arabic'"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style:font-family-complex="'Noto Sans Arabic'"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style:font-family-complex="'Noto Sans Arabic'"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style:font-family-complex="'Noto Sans Arabic'"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style:font-family-complex="'Noto Sans Arabic'"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style:font-family-complex="'Noto Sans Arabic'"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5</meta:editing-cycles>
    <meta:creation-date>2013-12-23T23:15:00</meta:creation-date>
    <dc:date>2025-11-07T13:15:47.859656856</dc:date>
    <meta:editing-duration>PT9M37S</meta:editing-duration>
    <meta:generator>LibreOffice/24.8.7.2$Linux_X86_64 LibreOffice_project/480$Build-2</meta:generator>
    <meta:document-statistic meta:table-count="1" meta:image-count="0" meta:object-count="0" meta:page-count="3" meta:paragraph-count="54" meta:word-count="627" meta:character-count="4550" meta:non-whitespace-character-count="3979"/>
    <meta:user-defined meta:name="AppVersion">14.0000</meta:user-defined>
    <meta:template xlink:type="simple" xlink:actuate="onRequest" xlink:title="Normal.dotm" xlink:href=""/>
  </office:meta>
</office:document-meta>
</file>